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200001340000138C00000DB63666905A8D19B3E6.wmf" manifest:media-type="image/x-wmf"/>
  <manifest:file-entry manifest:full-path="Pictures/200001230000138E00000DC3872C4E424A6047C7.wmf" manifest:media-type="image/x-wmf"/>
  <manifest:file-entry manifest:full-path="Pictures/10000201000003860000025A6E8A719FEDCC2BF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opacity="0%" draw:fill-color="#ffffff" draw:textarea-vertical-align="middl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86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color="#000000" style:font-name="Arial" fo:font-size="22pt" style:font-size-asian="22pt" style:font-size-complex="22pt"/>
    </style:style>
    <style:style style:name="T1" style:family="text">
      <style:text-properties fo:color="#000000" style:font-name="Arial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91cm" svg:height="10.618cm" svg:x="6.9cm" svg:y="5.173cm">
          <draw:image xlink:href="Pictures/10000201000003860000025A6E8A719FEDCC2BFB.png" xlink:type="simple" xlink:show="embed" xlink:actuate="onLoad">
            <text:p/>
          </draw:image>
        </draw:frame>
        <draw:polygon draw:style-name="gr2" draw:text-style-name="P2" draw:layer="layout" svg:width="1.947cm" svg:height="1.097cm" svg:x="17.804cm" svg:y="5.182cm" svg:viewBox="0 0 1948 1098" draw:points="0,269 477,1098 1948,0 290,20">
          <text:p/>
        </draw:polygon>
        <draw:frame draw:style-name="gr3" draw:text-style-name="P3" draw:layer="layout" svg:width="1.435cm" svg:height="1.01cm" draw:transform="rotate (-2.40960156530337) translate (18.186cm 12.598cm)">
          <draw:image xlink:href="Pictures/200001230000138E00000DC3872C4E424A6047C7.wmf" xlink:type="simple" xlink:show="embed" xlink:actuate="onLoad">
            <text:p/>
          </draw:image>
        </draw:frame>
        <draw:frame draw:style-name="gr4" draw:text-style-name="P5" draw:layer="layout" svg:width="4.045cm" svg:height="1.119cm" svg:x="18.195cm" svg:y="13.978cm">
          <draw:text-box>
            <text:p text:style-name="P4"><text:span text:style-name="T1">Rebgasse</text:span></text:p>
          </draw:text-box>
        </draw:frame>
        <draw:frame draw:style-name="gr4" draw:text-style-name="P5" draw:layer="layout" svg:width="4.045cm" svg:height="1.987cm" svg:x="9.594cm" svg:y="13.773cm">
          <draw:text-box>
            <text:p text:style-name="P4"><text:span text:style-name="T1">Riehentor-strasse</text:span></text:p>
          </draw:text-box>
        </draw:frame>
        <draw:frame draw:style-name="gr1" draw:text-style-name="P1" draw:layer="layout" svg:width="1.447cm" svg:height="1.015cm" draw:transform="rotate (2.38900668012984) translate (13.199cm 11.709cm)">
          <draw:image xlink:href="Pictures/200001340000138C00000DB63666905A8D19B3E6.wmf" xlink:type="simple" xlink:show="embed" xlink:actuate="onLoad">
            <text:p/>
          </draw:image>
        </draw:frame>
        <draw:frame draw:style-name="gr4" draw:text-style-name="P5" draw:layer="layout" svg:width="4.045cm" svg:height="1.987cm" svg:x="16.275cm" svg:y="5.232cm">
          <draw:text-box>
            <text:p text:style-name="P4"><text:span text:style-name="T1">Riehentor-strasse</text:span></text:p>
          </draw:text-box>
        </draw:frame>
        <draw:frame draw:style-name="gr4" draw:text-style-name="P5" draw:layer="layout" svg:width="4.045cm" svg:height="1.119cm" svg:x="10.03cm" svg:y="5.274cm">
          <draw:text-box>
            <text:p text:style-name="P4"><text:span text:style-name="T1">Rebgas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1T20:01:58.694912978</meta:creation-date>
    <dc:date>2018-10-21T20:07:20.785311148</dc:date>
    <meta:editing-duration>PT5M23S</meta:editing-duration>
    <meta:editing-cycles>1</meta:editing-cycles>
    <meta:document-statistic meta:object-count="8"/>
    <meta:generator>LibreOffice/5.4.5.1$MacOSX_X86_64 LibreOffice_project/79c9829dd5d8054ec39a82dc51cd9eff340dbee8</meta:generator>
  </office:meta>
</office:document-meta>
</file>